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DejaVu Sans" svg:font-family="DejaVu Sans"/>
  </office:font-face-decls>
  <office:automatic-styles>
    <style:style style:name="TBL0" style:master-page-name="master_0" style:family="table">
      <style:table-properties table:align="left" style:width="8.2638in"/>
    </style:style>
    <style:style style:name="TC0" style:family="table-column">
      <style:table-column-properties style:column-width="0.2777in"/>
    </style:style>
    <style:style style:name="TC1" style:family="table-column">
      <style:table-column-properties style:column-width="7.7083in"/>
    </style:style>
    <style:style style:name="TR0" style:family="table-row">
      <style:table-row-properties style:use-optimal-row-height="false" style:row-height="0.4166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1.5277in"/>
    </style:style>
    <style:style style:name="C1" style:family="table-cell">
      <style:table-cell-properties style:shrink-to-fit="false" fo:wrap-option="wrap" fo:background-color="#C0C0C0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DejaVu Sans" fo:font-size="16.0pt" style:font-size-asian="16.0pt" style:font-size-complex="16.0pt" fo:background-color="#C0C0C0">
</style:text-properties>
    </style:style>
    <style:style style:name="T1" style:family="text">
      <style:text-properties style:font-name="DejaVu Sans" fo:font-size="16.0pt" style:font-size-asian="16.0pt" style:font-size-complex="16.0pt" fo:font-style="italic" fo:font-weight="bold" fo:background-color="#C0C0C0" style:text-underline-type="single">
</style:text-properties>
    </style:style>
    <style:style style:name="T2" style:family="text">
      <style:text-properties style:font-name="DejaVu Sans" fo:font-size="16.0pt" style:font-size-asian="16.0pt" style:font-size-complex="16.0pt" fo:font-style="italic" fo:font-weight="bold" fo:background-color="#FFFF00">
</style:text-properties>
    </style:style>
    <style:style style:name="T3" style:family="text">
      <style:text-properties fo:color="#0000FF" style:font-name="DejaVu Sans" fo:font-size="16.0pt" style:font-size-asian="16.0pt" style:font-size-complex="16.0pt" fo:font-style="italic" fo:background-color="#C0C0C0">
</style:text-properties>
    </style:style>
    <style:style style:name="T4" style:family="text">
      <style:text-properties fo:color="#FF00FF" style:font-name="DejaVu Sans" fo:font-size="16.0pt" style:font-size-asian="16.0pt" style:font-size-complex="16.0pt" fo:font-weight="bold" fo:background-color="#C0C0C0">
</style:text-properties>
    </style:style>
    <style:style style:name="T5" style:family="text">
      <style:text-properties fo:color="#FF0000" style:font-name="DejaVu Sans" fo:font-size="16.0pt" style:font-size-asian="16.0pt" style:font-size-complex="16.0pt" fo:font-style="italic" fo:background-color="#C0C0C0">
</style:text-properties>
    </style:style>
    <style:style style:name="T6" style:family="text">
      <style:text-properties fo:color="#00FF00" style:font-name="DejaVu Sans" fo:font-size="16.0pt" style:font-size-asian="16.0pt" style:font-size-complex="16.0pt" fo:font-weight="bold" fo:background-color="#C0C0C0">
</style:text-properties>
    </style:style>
    <style:style style:name="T7" style:family="text">
      <style:text-properties fo:color="#FFFF00" style:font-name="DejaVu Sans" fo:font-size="16.0pt" style:font-size-asian="16.0pt" style:font-size-complex="16.0pt" fo:font-style="italic" fo:font-weight="bold" fo:background-color="#C0C0C0" style:text-underline-type="single">
</style:text-properties>
    </style:style>
    <style:style style:name="TR2" style:family="table-row">
      <style:table-row-properties style:use-optimal-row-height="false" style:row-height="0.1388in"/>
    </style:style>
    <style:style style:name="T8" style:family="text">
      <style:text-properties style:font-name="DejaVu Sans" fo:font-size="16.0pt" style:font-size-asian="16.0pt" style:font-size-complex="16.0pt" fo:font-style="italic" fo:font-weight="bold" fo:background-color="#C0C0C0">
</style:text-properties>
    </style:style>
    <style:style style:name="T9" style:family="text">
      <style:text-properties fo:color="#00FF00" style:font-name="DejaVu Sans" fo:font-size="16.0pt" style:font-size-asian="16.0pt" style:font-size-complex="16.0pt" fo:background-color="#C0C0C0">
</style:text-properties>
    </style:style>
    <style:style style:name="TR3" style:family="table-row">
      <style:table-row-properties style:use-optimal-row-height="false" style:row-height="7.4027in"/>
    </style:style>
    <style:style style:name="T10" style:family="text">
      <style:text-properties style:font-name="DejaVu Sans" fo:font-size="14.0pt" style:font-size-asian="14.0pt" style:font-size-complex="14.0pt" fo:background-color="#C0C0C0">
</style:text-properties>
    </style:style>
    <style:style style:name="T11" style:family="text">
      <style:text-properties style:font-name="DejaVu Sans" fo:font-size="14.0pt" style:font-size-asian="14.0pt" style:font-size-complex="14.0pt" fo:font-style="italic" fo:font-weight="bold" fo:background-color="#C0C0C0" style:text-underline-type="single">
</style:text-properties>
    </style:style>
    <style:style style:name="T12" style:family="text">
      <style:text-properties fo:color="#FF8800" style:font-name="DejaVu Sans" fo:font-size="14.0pt" style:font-size-asian="14.0pt" style:font-size-complex="14.0pt" fo:font-weight="bold" fo:background-color="#C0C0C0" style:text-underline-type="single">
</style:text-properties>
    </style:style>
    <style:style style:name="T13" style:family="text">
      <style:text-properties style:font-name="DejaVu Sans" fo:font-size="14.0pt" style:font-size-asian="14.0pt" style:font-size-complex="14.0pt" fo:font-style="italic" fo:font-weight="bold" fo:background-color="#FFFF00">
</style:text-properties>
    </style:style>
    <style:style style:name="T14" style:family="text">
      <style:text-properties fo:color="#0000FF" style:font-name="DejaVu Sans" fo:font-size="14.0pt" style:font-size-asian="14.0pt" style:font-size-complex="14.0pt" fo:font-style="italic" fo:background-color="#C0C0C0">
</style:text-properties>
    </style:style>
    <style:style style:name="T15" style:family="text">
      <style:text-properties fo:color="#FF00FF" style:font-name="DejaVu Sans" fo:font-size="14.0pt" style:font-size-asian="14.0pt" style:font-size-complex="14.0pt" fo:font-weight="bold" fo:background-color="#C0C0C0">
</style:text-properties>
    </style:style>
    <style:style style:name="T16" style:family="text">
      <style:text-properties fo:color="#FF0000" style:font-name="DejaVu Sans" fo:font-size="14.0pt" style:font-size-asian="14.0pt" style:font-size-complex="14.0pt" fo:font-style="italic" fo:background-color="#C0C0C0">
</style:text-properties>
    </style:style>
    <style:style style:name="TR4" style:family="table-row">
      <style:table-row-properties style:use-optimal-row-height="false" style:row-height="0.5416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Page 1" table:style-name="TBL0">
        <table:table-column table:style-name="TC0">
</table:table-column>
        <table:table-column table:style-name="TC1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>
            <text:p text:style-name="P0"><text:bookmark text:name="JR_PAGE_ANCHOR_0_1"/><text:span text:style-name="T0">This is a </text:span><text:span text:style-name="T1">static text</text:span><text:span text:style-name="T0"> element containing styled text. </text:span><text:span text:style-name="T2">Styled text</text:span><text:span text:style-name="T0"> elements are introduced by setting the </text:span><text:span text:style-name="T3">markup</text:span><text:span text:style-name="T0"> attribute available for the </text:span><text:span text:style-name="T4">textElement</text:span><text:span text:style-name="T0"> tag to </text:span><text:span text:style-name="T5">styled</text:span><text:span text:style-name="T0"> and by formatting the text content using nested </text:span><text:span text:style-name="T6">style</text:span><text:span text:style-name="T0"> tags and simple HTML tags, including </text:span><text:span text:style-name="T7"><text:a xlink:href="http://jasperreports.sf.net" office:target-frame-name="_blank" xlink:show="new">hyperlinks</text:a></text:span><text:span text:style-name="T0">.</text:span></text:p>
          </table:table-cell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>
            <text:p text:style-name="P0"><text:span text:style-name="T0">This is a </text:span><text:span text:style-name="T1">text field</text:span><text:span text:style-name="T8"> </text:span><text:span text:style-name="T0">element containing </text:span><text:span text:style-name="T9">RTF</text:span><text:span text:style-name="T0"> text. </text:span><text:span text:style-name="T8">RTF snippets</text:span><text:span text:style-name="T0"> can be used inside text elements by setting the </text:span><text:span text:style-name="T3">markup </text:span><text:span text:style-name="T0">attribute available for the </text:span><text:span text:style-name="T4">textElement </text:span><text:span text:style-name="T0">tag to </text:span><text:span text:style-name="T5">rtf</text:span><text:span text:style-name="T0">.<text:line-break/></text:span></text:p>
          </table:table-cell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0">This is a </text:span><text:span text:style-name="T11">text field</text:span><text:span text:style-name="T10"> element containing </text:span><text:span text:style-name="T12"><text:a xlink:href="http://en.wikipedia.org/wiki/HTML?x=1&amp;y=2" office:target-frame-name="_blank" xlink:show="new">HTML</text:a></text:span><text:span text:style-name="T10"> text. </text:span><text:span text:style-name="T13">HTML snippets</text:span><text:span text:style-name="T10"> can be used inside text elements by setting the </text:span><text:span text:style-name="T14">markup </text:span><text:span text:style-name="T10">attribute available for the </text:span><text:span text:style-name="T15">textElement </text:span><text:span text:style-name="T10">tag to </text:span><text:span text:style-name="T16">html</text:span><text:span text:style-name="T10">.</text:span><text:span text:style-name="T0"><text:line-break/><text:line-break/>This is a bulleted list of fruits:<text:line-break/><text:line-break/>    •  apple<text:line-break/>    •  banana<text:line-break/>    •  cherry<text:line-break/><text:line-break/>This is a numbered list of sports starting with number 4:<text:line-break/><text:line-break/>    4.  football<text:line-break/>    5.  rugby<text:line-break/>    6.  tennis<text:line-break/><text:line-break/>This is a lettered list of shapes starting with letter c:<text:line-break/><text:line-break/>    c.  circle<text:line-break/>    d.  ellipse<text:line-break/>    e.  rectangle<text:line-break/><text:line-break/>Following is a numbered list of animals using Roman numerals and starting with number 3 (III):<text:line-break/><text:line-break/>    III.  lion<text:line-break/>    IV.  elephant<text:line-break/>    V.  zebra<text:line-break/></text:span></text:p>
          </table:table-cell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</table:table-row>
      </table:table>
      <table:named-expressions>
        <table:named-range table:name="JR_PAGE_ANCHOR_0_1" table:base-cell-address="$'Page 1'.$A$1" table:cell-range-address="$'Page 1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8.2639in" fo:page-height="11.6944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